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rver</text:h>
      <text:p text:style-name="Standard"/>
      <text:p text:style-name="Standard">#!/usr/bin/python</text:p>
      <text:p text:style-name="Standard"># -*- coding: utf-8 -*-</text:p>
      <text:p text:style-name="Standard"/>
      <text:p text:style-name="Standard"># Echo server program</text:p>
      <text:p text:style-name="Standard">import socket</text:p>
      <text:p text:style-name="Standard">from time import sleep</text:p>
      <text:p text:style-name="Standard">import os</text:p>
      <text:p text:style-name="Standard">import sys</text:p>
      <text:p text:style-name="Standard">#import serial</text:p>
      <text:p text:style-name="Standard"/>
      <text:p text:style-name="Standard">#uncomment this out later</text:p>
      <text:p text:style-name="Standard">import servo</text:p>
      <text:p text:style-name="Standard"/>
      <text:p text:style-name="Standard">#--append the file's directory to the import path------</text:p>
      <text:p text:style-name="Standard">sys.path.append(os.path.abspath(os.path.dirname(sys.argv[0])))</text:p>
      <text:p text:style-name="Standard"/>
      <text:p text:style-name="Standard">#import uspp</text:p>
      <text:p text:style-name="Standard"/>
      <text:p text:style-name="Standard">print "Initializing Server"</text:p>
      <text:p text:style-name="Standard">HOST = '192.168.0.42'</text:p>
      <text:p text:style-name="Standard">PORT = 1503 <text:s text:c="12"/># Arbitrary non-privileged port</text:p>
      <text:p text:style-name="Standard">s = socket.socket(socket.AF_INET, socket.SOCK_STREAM)</text:p>
      <text:p text:style-name="Standard">s.bind((HOST, PORT))</text:p>
      <text:p text:style-name="Standard">s.listen(1)</text:p>
      <text:p text:style-name="Standard"/>
      <text:p text:style-name="Standard">#com = uspp.SerialPort("/dev/ttyS0")</text:p>
      <text:p text:style-name="Standard">#com = "/dev/ttyUSB0"</text:p>
      <text:p text:style-name="Standard">#com = "/dev/ttyUSB8"</text:p>
      <text:p text:style-name="Standard">#com = serial.Serial(usbport, 9600)</text:p>
      <text:p text:style-name="Standard">#com = open("/dev/ttyS0", "r+")</text:p>
      <text:p text:style-name="Standard"/>
      <text:p text:style-name="Standard"/>
      <text:p text:style-name="Standard">#def message(d):</text:p>
      <text:p text:style-name="Standard"><text:s text:c="4"/>#if d == "f":</text:p>
      <text:p text:style-name="Standard"><text:s text:c="8"/>#return "Moving Forward"</text:p>
      <text:p text:style-name="Standard"><text:s text:c="4"/>#elif d == "b":</text:p>
      <text:p text:style-name="Standard"><text:s text:c="8"/>#return "Backing Up"</text:p>
      <text:p text:style-name="Standard"><text:s text:c="4"/>#elif d == "r":</text:p>
      <text:p text:style-name="Standard"><text:s text:c="8"/>#return "Turning Right"</text:p>
      <text:p text:style-name="Standard"><text:s text:c="4"/>#elif d == "l":</text:p>
      <text:p text:style-name="Standard"><text:s text:c="8"/>#return "Turning Left"</text:p>
      <text:p text:style-name="Standard"><text:s text:c="4"/>#elif d == "z":</text:p>
      <text:p text:style-name="Standard"><text:s text:c="8"/>#return "Yeehaw!"</text:p>
      <text:p text:style-name="Standard"><text:s text:c="4"/>#else:</text:p>
      <text:p text:style-name="Standard"><text:s text:c="8"/>#return "I'm not doing that!"</text:p>
      <text:p text:style-name="Standard"><text:soft-page-break/></text:p>
      <text:p text:style-name="Standard">#def executeCommand(d):</text:p>
      <text:p text:style-name="Standard"><text:s text:c="4"/>#com.write(d)</text:p>
      <text:p text:style-name="Standard"><text:s text:c="4"/>#message = com.read(com.inWaiting())</text:p>
      <text:p text:style-name="Standard"><text:s text:c="4"/>#return message</text:p>
      <text:p text:style-name="Standard"/>
      <text:p text:style-name="Standard"/>
      <text:p text:style-name="Standard">def main():</text:p>
      <text:p text:style-name="Standard"><text:tab/>while 1:</text:p>
      <text:p text:style-name="Standard"><text:tab/><text:tab/>conn, addr = s.accept()</text:p>
      <text:p text:style-name="Standard"><text:tab/><text:tab/>print 'Connected by', addr</text:p>
      <text:p text:style-name="Standard"><text:tab/><text:tab/>while 1:</text:p>
      <text:p text:style-name="Standard"><text:tab/><text:tab/><text:tab/>data = conn.recv(1024)</text:p>
      <text:p text:style-name="Standard"><text:tab/># <text:s text:c="11"/>data = raw_input("&gt;&gt;")</text:p>
      <text:p text:style-name="Standard"><text:tab/><text:tab/><text:tab/>if not data:</text:p>
      <text:p text:style-name="Standard"><text:tab/><text:tab/><text:tab/><text:tab/>break</text:p>
      <text:p text:style-name="Standard"><text:tab/><text:tab/><text:tab/>print "Recieved %s from %s" % (`data`, addr[0])</text:p>
      <text:p text:style-name="Standard"><text:tab/><text:tab/><text:tab/>stuff = data.split(':')</text:p>
      <text:p text:style-name="Standard"><text:tab/><text:tab/><text:tab/>#first item is the motor to move,</text:p>
      <text:p text:style-name="Standard"><text:tab/><text:tab/><text:tab/>#second item is the command to do</text:p>
      <text:p text:style-name="Standard"><text:tab/><text:tab/><text:tab/>if (stuff[1] == "FORWARD"):</text:p>
      <text:p text:style-name="Standard"><text:tab/><text:tab/><text:tab/> <text:s text:c="3"/>servo.move_motor(int(stuff[0]),int(1))</text:p>
      <text:p text:style-name="Standard"><text:tab/><text:tab/><text:tab/>elif (stuff[1] == "BACKWARD"):</text:p>
      <text:p text:style-name="Standard"><text:tab/><text:tab/><text:tab/> <text:s text:c="3"/>servo.move_motor(int(stuff[0]),int(2))</text:p>
      <text:p text:style-name="Standard"><text:tab/><text:tab/><text:tab/>elif (stuff[1] == "STOP"):</text:p>
      <text:p text:style-name="Standard"><text:tab/><text:tab/><text:tab/> <text:s text:c="3"/>servo.move_motor(int(stuff[0]),int(6))</text:p>
      <text:p text:style-name="Standard"><text:tab/><text:tab/><text:tab/>elif (stuff[1] == "LEFT"):</text:p>
      <text:p text:style-name="Standard"><text:tab/><text:tab/><text:tab/> <text:s text:c="3"/>servo.move_motor(int(stuff[0]),int(3))</text:p>
      <text:p text:style-name="Standard"><text:tab/><text:tab/><text:tab/>elif (stuff[1] == "RIGHT"):</text:p>
      <text:p text:style-name="Standard"><text:tab/><text:tab/><text:tab/> <text:s text:c="3"/>servo.move_motor(int(stuff[0]),int(4))</text:p>
      <text:p text:style-name="Standard"><text:tab/><text:tab/><text:tab/>elif (stuff[1] == "SHOOT"):</text:p>
      <text:p text:style-name="Standard"><text:tab/><text:tab/><text:tab/> <text:s text:c="3"/>servo.move_motor(int(stuff[0]),int(5))</text:p>
      <text:p text:style-name="Standard"><text:tab/><text:tab/><text:tab/>#@here add this back later</text:p>
      <text:p text:style-name="Standard"><text:tab/><text:tab/><text:tab/>else:</text:p>
      <text:p text:style-name="Standard"><text:tab/><text:tab/><text:tab/> <text:s/>servo.move(int(stuff[0]), int(stuff[1]))</text:p>
      <text:p text:style-name="Standard"><text:tab/><text:tab/><text:tab/></text:p>
      <text:p text:style-name="Standard"><text:tab/><text:tab/><text:tab/>#conn.send(executeCommand(data)[1:]+"\n")</text:p>
      <text:p text:style-name="Standard"><text:tab/><text:tab/>print "Client %s closed connection" % addr[0]</text:p>
      <text:p text:style-name="Standard"><text:tab/><text:tab/>conn.close()</text:p>
      <text:p text:style-name="Standard">main()</text:p>
      <text:p text:style-name="Standard">#try:</text:p>
      <text:p text:style-name="Standard"><text:tab/>#main()</text:p>
      <text:p text:style-name="Standard">#except:</text:p>
      <text:p text:style-name="Standard"><text:tab/>#print "An Error Occurred"</text:p>
      <text:p text:style-name="Standard"/>
      <text:p text:style-name="Standard">raw_input("Press Enter to exit...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30T10:41:59</meta:creation-date>
    <meta:document-statistic meta:table-count="0" meta:image-count="0" meta:object-count="0" meta:page-count="2" meta:paragraph-count="80" meta:word-count="237" meta:character-count="2079"/>
    <dc:date>2010-04-30T10:42:21</dc:date>
    <meta:editing-duration>PT00H00M23S</meta:editing-duration>
    <meta:editing-cycles>1</meta:editing-cycles>
    <meta:generator>OpenOffice.org/3.1$Linux OpenOffice.org_project/310m19$Build-9420</meta:generator>
  </office:meta>
</office:document-meta>
</file>